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ableFutureTask.ListenableFutureTask( Runnable runnable , @ Nullable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Task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enableFutureTask.do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istenableFutureTask.ListenableFutureTask( Callable &lt; T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Task.addCallback( ListenableFutureCallback &lt; ? super 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Task.addCallback( SuccessCallback &lt; ? super T &gt; successCallback , FailureCallback failure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